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arial" svg:font-family="arial, sans-serif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variant="normal" fo:text-transform="none" fo:color="#00645f" style:font-name="myFontBold" fo:font-size="16pt" fo:letter-spacing="normal" fo:font-style="normal" fo:font-weight="bold" officeooo:rsid="00131503" officeooo:paragraph-rsid="00131503" style:font-name-asian="Noto Sans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315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438c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58b7a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686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officeooo:rsid="00131503" officeooo:paragraph-rsid="0013150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fo:font-weight="normal" officeooo:rsid="00131503" officeooo:paragraph-rsid="001438cd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line-height="115%" fo:text-align="start" style:justify-single-word="false" fo:orphans="2" fo:widows="2"/>
      <style:text-properties officeooo:rsid="0018913c" officeooo:paragraph-rsid="0018913c"/>
    </style:style>
    <style:style style:name="P9" style:family="paragraph" style:parent-style-name="Text_20_body" style:list-style-name="L2">
      <style:paragraph-properties fo:line-height="115%" fo:text-align="start" style:justify-single-word="false" fo:orphans="2" fo:widows="2"/>
      <style:text-properties officeooo:rsid="0019d991" officeooo:paragraph-rsid="0019d991"/>
    </style:style>
    <style:style style:name="P10" style:family="paragraph" style:parent-style-name="Text_20_body" style:list-style-name="L2">
      <style:paragraph-properties fo:line-height="115%" fo:text-align="start" style:justify-single-word="false" fo:orphans="2" fo:widows="2"/>
      <style:text-properties fo:font-weight="bold" officeooo:rsid="0018913c" officeooo:paragraph-rsid="0018913c" style:font-weight-asian="bold" style:font-weight-complex="bold"/>
    </style:style>
    <style:style style:name="P11" style:family="paragraph" style:parent-style-name="Text_20_body" style:list-style-name="L2">
      <style:paragraph-properties fo:line-height="115%" fo:text-align="start" style:justify-single-word="false" fo:orphans="2" fo:widows="2"/>
      <style:text-properties fo:font-weight="bold" officeooo:rsid="001bc897" officeooo:paragraph-rsid="001bc897" style:font-weight-asian="bold" style:font-weight-complex="bold"/>
    </style:style>
    <style:style style:name="P12" style:family="paragraph" style:parent-style-name="Text_20_body" style:list-style-name="L2">
      <style:paragraph-properties fo:line-height="115%" fo:text-align="start" style:justify-single-word="false" fo:orphans="2" fo:widows="2"/>
      <style:text-properties officeooo:paragraph-rsid="0018913c"/>
    </style:style>
    <style:style style:name="P13" style:family="paragraph" style:parent-style-name="Text_20_body" style:list-style-name="L2">
      <style:paragraph-properties fo:line-height="115%" fo:text-align="start" style:justify-single-word="false" fo:orphans="2" fo:widows="2"/>
      <style:text-properties officeooo:paragraph-rsid="0019d991"/>
    </style:style>
    <style:style style:name="P14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70911" style:font-name-asian="Noto Sans CJK SC" style:font-size-asian="12pt" style:font-weight-asian="bold" style:font-name-complex="Lohit Devanagari" style:font-size-complex="12pt" style:font-weight-complex="bold"/>
    </style:style>
    <style:style style:name="P15" style:family="paragraph" style:parent-style-name="Text_20_body" style:list-style-name="L3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9bda" officeooo:paragraph-rsid="001c9bda" style:font-name-asian="Noto Sans CJK SC" style:font-size-asian="12pt" style:font-weight-asian="bold" style:font-name-complex="Lohit Devanagari" style:font-size-complex="12pt" style:font-weight-complex="bold"/>
    </style:style>
    <style:style style:name="P16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f2371" officeooo:paragraph-rsid="001f2371" style:font-name-asian="Noto Sans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Text_20_body">
      <style:paragraph-properties fo:margin-left="0in" fo:margin-right="0in" fo:line-height="115%" fo:text-align="center" style:justify-single-word="false" fo:orphans="2" fo:widows="2" fo:text-indent="0in" style:auto-text-indent="false"/>
      <style:text-properties officeooo:paragraph-rsid="0018913c" fo:background-color="#00a65d"/>
    </style:style>
    <style:style style:name="P18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officeooo:paragraph-rsid="0018913c"/>
    </style:style>
    <style:style style:name="P19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bold" style:font-size-complex="12pt" style:font-weight-complex="bold"/>
    </style:style>
    <style:style style:name="P20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438cd" style:font-size-asian="12pt" style:font-weight-asian="normal" style:font-size-complex="12pt" style:font-weight-complex="normal"/>
    </style:style>
    <style:style style:name="P22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70911" style:font-name-asian="Noto Sans CJK SC" style:font-size-asian="12pt" style:font-weight-asian="bold" style:font-name-complex="Lohit Devanagari" style:font-size-complex="12pt" style:font-weight-complex="bold"/>
    </style:style>
    <style:style style:name="P23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9bda" officeooo:paragraph-rsid="001c9bda" style:font-name-asian="Noto Sans CJK SC" style:font-size-asian="12pt" style:font-weight-asian="bold" style:font-name-complex="Lohit Devanagari" style:font-size-complex="12pt" style:font-weight-complex="bold"/>
    </style:style>
    <style:style style:name="P24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d2cd" officeooo:paragraph-rsid="001cd2cd" style:font-name-asian="Noto Sans CJK SC" style:font-size-asian="12pt" style:font-weight-asian="bold" style:font-name-complex="Lohit Devanagari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0911" style:font-weight-asian="normal" style:font-weight-complex="normal"/>
    </style:style>
    <style:style style:name="T3" style:family="text">
      <style:text-properties fo:font-variant="normal" fo:text-transform="none" fo:color="#00645f" style:font-name="myFontBold" fo:letter-spacing="normal" fo:font-style="normal" style:font-name-asian="Noto Sans CJK SC" style:font-name-complex="Lohit Devanagari"/>
    </style:style>
    <style:style style:name="T4" style:family="text">
      <style:text-properties fo:font-variant="normal" fo:text-transform="none" fo:color="#232f3e" style:font-name="AmazonEmberLight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32f3e" style:font-name="AmazonEmberLight" fo:font-size="12pt" fo:letter-spacing="normal" fo:font-style="normal" fo:font-weight="normal" officeooo:rsid="0013150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32f3e" style:font-name="AmazonEmberLight" fo:font-size="12pt" fo:letter-spacing="normal" fo:font-style="normal" fo:font-weight="normal" officeooo:rsid="0018913c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32f3e" style:font-name="AmazonEmberLight" fo:font-size="12pt" fo:letter-spacing="normal" fo:font-style="normal" fo:font-weight="normal" officeooo:rsid="0019d99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32f3e" style:font-name="AmazonEmberLight" fo:font-size="12pt" fo:letter-spacing="normal" fo:font-style="normal" fo:font-weight="normal" officeooo:rsid="001cd2c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32f3e" style:font-name="AmazonEmberLight" fo:font-size="12pt" fo:letter-spacing="normal" fo:font-style="normal" fo:font-weight="normal" fo:background-color="#fff200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32f3e" style:font-name="AmazonEmberLight" fo:font-size="12pt" fo:letter-spacing="normal" fo:font-style="normal" fo:font-weight="normal" officeooo:rsid="00131503" fo:background-color="#fff200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32f3e" style:font-name="AmazonEmberLight" fo:font-size="12pt" fo:letter-spacing="normal" fo:font-style="normal" fo:font-weight="normal" officeooo:rsid="0019d991" fo:background-color="#fff200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32f3e" style:font-name="AmazonEmberLight" fo:font-size="12pt" fo:letter-spacing="normal" fo:font-style="normal" fo:font-weight="normal" officeooo:rsid="001cd2cd" fo:background-color="#fff200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32f3e" style:font-name="AmazonEmberLight" fo:font-size="12pt" fo:letter-spacing="normal" fo:font-style="normal" fo:font-weight="normal" officeooo:rsid="0019d991" fo:background-color="#00a65d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32f3e" style:font-name="AmazonEmberLight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32f3e" style:font-name="AmazonEmberLight" fo:font-size="12pt" fo:letter-spacing="normal" fo:font-style="normal" fo:font-weight="bold" officeooo:rsid="0018913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32f3e" style:font-name="AmazonEmberLight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232f3e" style:font-name="AmazonEmberLight" fo:font-size="12pt" fo:letter-spacing="normal" fo:font-style="normal" officeooo:rsid="0019d991" style:font-size-asian="12pt" style:font-size-complex="12pt"/>
    </style:style>
    <style:style style:name="T18" style:family="text">
      <style:text-properties fo:font-variant="normal" fo:text-transform="none" fo:color="#232f3e" style:text-line-through-style="none" style:text-line-through-type="none" style:font-name="AmazonEmberLight" fo:font-size="12pt" fo:letter-spacing="normal" fo:font-style="normal" style:text-underline-style="none" fo:font-weight="normal" officeooo:rsid="00131503" style:text-blinking="false" fo:background-color="#fff200" loext:char-shading-value="0" style:font-size-asian="12pt" style:font-weight-asian="normal" style:font-size-complex="12pt" style:font-weight-complex="normal"/>
    </style:style>
    <style:style style:name="T19" style:family="text">
      <style:text-properties fo:color="#232f3e" style:font-name="AmazonEmberLight"/>
    </style:style>
    <style:style style:name="T20" style:family="text">
      <style:text-properties fo:color="#232f3e" style:font-name="AmazonEmberLight" fo:font-weight="normal" style:font-weight-asian="normal" style:font-weight-complex="normal"/>
    </style:style>
    <style:style style:name="T21" style:family="text">
      <style:text-properties fo:color="#232f3e" style:font-name="AmazonEmberLight" fo:font-weight="normal" officeooo:rsid="0018913c" style:font-weight-asian="normal" style:font-weight-complex="normal"/>
    </style:style>
    <style:style style:name="T22" style:family="text">
      <style:text-properties fo:color="#232f3e" style:font-name="AmazonEmberLight" fo:font-weight="normal" officeooo:rsid="001bc897" style:font-weight-asian="normal" style:font-weight-complex="normal"/>
    </style:style>
    <style:style style:name="T23" style:family="text">
      <style:text-properties fo:color="#232f3e" style:font-name="AmazonEmberLight" fo:font-weight="normal" officeooo:rsid="001eba10" style:font-weight-asian="normal" style:font-weight-complex="normal"/>
    </style:style>
    <style:style style:name="T24" style:family="text">
      <style:text-properties fo:color="#232f3e" style:font-name="AmazonEmberLight" fo:font-weight="normal" officeooo:rsid="00206b58" style:font-weight-asian="normal" style:font-weight-complex="normal"/>
    </style:style>
    <style:style style:name="T25" style:family="text">
      <style:text-properties fo:color="#232f3e" style:font-name="AmazonEmberLight" fo:font-weight="normal" fo:background-color="#fff200" loext:char-shading-value="0" style:font-weight-asian="normal" style:font-weight-complex="normal"/>
    </style:style>
    <style:style style:name="T26" style:family="text">
      <style:text-properties fo:color="#232f3e" style:font-name="AmazonEmberLight" fo:font-weight="normal" officeooo:rsid="001bc897" fo:background-color="#fff200" loext:char-shading-value="0" style:font-weight-asian="normal" style:font-weight-complex="normal"/>
    </style:style>
    <style:style style:name="T27" style:family="text">
      <style:text-properties officeooo:rsid="00170911"/>
    </style:style>
    <style:style style:name="T28" style:family="text">
      <style:text-properties officeooo:rsid="00131503"/>
    </style:style>
    <style:style style:name="T29" style:family="text">
      <style:text-properties officeooo:rsid="001bc8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</text:p>
      <text:p text:style-name="P18"><text:span text:style-name="T5">Docker is a software platform that allows you to build, test, and deploy applications quickly. Docker packages software into standardized units called </text:span><text:span text:style-name="T18">containers </text:span><text:span text:style-name="T10">that have everything the software needs to run including libraries, system tools, code, and runtime.</text:span><text:span text:style-name="T5"> Using Docker, you can quickly deploy and scale applications into any environment and know your code will run.</text:span></text:p>
      <text:p text:style-name="P17"><text:span text:style-name="T5">O</text:span><text:span text:style-name="T6">R</text:span></text:p>
      <text:list xml:id="list4222734160" text:style-name="L2">
        <text:list-item>
          <text:p text:style-name="P8"><text:span text:style-name="T4">Docker engine is the core software that runs and manages containers</text:span></text:p>
        </text:list-item>
        <text:list-item>
          <text:p text:style-name="P8"><text:span text:style-name="T4">we often refer it simply as Docker or Docker Platform</text:span></text:p>
          <text:p text:style-name="P8"><text:span text:style-name="T4">Docker components are swap able(we can use third party components)</text:span></text:p>
          <text:p text:style-name="P8"><text:span text:style-name="T4">The components of Docker Engine are</text:span></text:p>
        </text:list-item>
        <text:list-item>
          <text:p text:style-name="P8"><text:span text:style-name="T4"><text:s/></text:span><text:span text:style-name="T14">Docker Daemon:</text:span><text:span text:style-name="T4"> </text:span><text:span text:style-name="T7">it listen for Docker API request and manages Docker objects such as images,containers, network and volume</text:span></text:p>
        </text:list-item>
        <text:list-item>
          <text:p text:style-name="P10"><text:span text:style-name="T16">Docker client</text:span></text:p>
        </text:list-item>
        <text:list-item>
          <text:p text:style-name="P12"><text:span text:style-name="T15">containerd:</text:span><text:span text:style-name="T6"> </text:span><text:span text:style-name="T7">works as </text:span><text:span text:style-name="T11">bridge between daemon and runc. It is responsible for container </text:span><text:span text:style-name="T12">life cycle</text:span><text:span text:style-name="T11"> operation</text:span></text:p>
          <text:p text:style-name="P13"><text:span text:style-name="T7">(a)stating and </text:span><text:span text:style-name="T8">stopping</text:span><text:span text:style-name="T7"> container</text:span></text:p>
          <text:p text:style-name="P9"><text:span text:style-name="T4">(b)Pausing and </text:span><text:span text:style-name="T8">UN-passing</text:span><text:span text:style-name="T4"> them</text:span></text:p>
          <text:p text:style-name="P9"><text:span text:style-name="T4">(c)Destroying the container</text:span></text:p>
        </text:list-item>
        <text:list-item>
          <text:p text:style-name="P8"><text:span text:style-name="T14">runc:</text:span><text:span text:style-name="T4"> </text:span><text:span text:style-name="T13">container run time</text:span><text:span text:style-name="T7">. It has a single purpose in life is to create container</text:span></text:p>
        </text:list-item>
        <text:list-item>
          <text:p text:style-name="P11"><text:span text:style-name="T17">S</text:span><text:span text:style-name="T16">him: </text:span><text:span text:style-name="T4">Shim is integral to the implementation of daemonless container. Shim makes it possible to </text:span><text:span text:style-name="T9">perform maintenance and upgrades on the Docker daemon without impacting containers.</text:span></text:p>
          <text:p text:style-name="P8"><text:span text:style-name="T4">above all create and run container</text:span></text:p>
        </text:list-item>
      </text:list>
      <text:h text:style-name="P23" text:outline-level="1"><text:span text:style-name="T28">Images: </text:span><text:span text:style-name="T22">A container </text:span><text:span text:style-name="T26">image is light weight, standalone,</text:span><text:span text:style-name="T25">executable</text:span><text:span text:style-name="T26"> package of software </text:span><text:span text:style-name="T22">that includes everything needed to run an application.</text:span></text:h>
      <text:list xml:id="list4141721775" text:style-name="L3">
        <text:list-item>
          <text:p text:style-name="P15"><text:span text:style-name="T22">C</text:span><text:span text:style-name="T20">ode</text:span></text:p>
        </text:list-item>
        <text:list-item>
          <text:p text:style-name="P15"><text:span text:style-name="T20">Runtime</text:span></text:p>
        </text:list-item>
        <text:list-item>
          <text:p text:style-name="P15"><text:span text:style-name="T20">system tools</text:span></text:p>
        </text:list-item>
        <text:list-item>
          <text:p text:style-name="P15"><text:span text:style-name="T20">system libraries </text:span></text:p>
        </text:list-item>
        <text:list-item>
          <text:p text:style-name="P15"><text:span text:style-name="T20">settings</text:span></text:p>
          <text:p text:style-name="P15"><text:span text:style-name="T20"/></text:p>
        </text:list-item>
      </text:list>
      <text:h text:style-name="P24" text:outline-level="1"><text:soft-page-break/>Images Registries: <text:span text:style-name="T21">Docker images </text:span><text:span text:style-name="T23">(rep1(v1,v2,v3…</text:span><text:span text:style-name="T24">),rep2(v1,v2,v3..</text:span><text:span text:style-name="T23">)</text:span><text:span text:style-name="T21"> are stored in docker image registries </text:span><text:span text:style-name="T20">for example “Docker Hub”</text:span></text:h>
      <text:p text:style-name="P16"><text:span text:style-name="T19">Official registries</text:span><text:span text:style-name="T20"> (images of large companies, docker manage it regularly)</text:span></text:p>
      <text:p text:style-name="P16"><text:span text:style-name="T19">unofficial registries</text:span><text:span text:style-name="T20"> (images of local users we can download it can make our application)</text:span></text:p>
      <text:h text:style-name="P22" text:outline-level="1">Docker Version:</text:h>
      <text:p text:style-name="P14">Check docker version =&gt; docker –version</text:p>
      <text:h text:style-name="P22" text:outline-level="1">Docker <text:span text:style-name="T29">information</text:span>:</text:h>
      <text:p text:style-name="P14">Check docker version =&gt; docker <text:span text:style-name="T27">info</text:span></text:p>
      <text:h text:style-name="P19" text:outline-level="1">Image Naming and Tagging</text:h>
      <text:p text:style-name="P2">Downloading Docker Image:<text:span text:style-name="T2"> </text:span><text:span text:style-name="T3">docker image pull alpine:latest</text:span></text:p>
      <text:p text:style-name="P6"><text:tab/><text:tab/><text:tab/>docker image pull username/hello world:latest &lt;from unofficial accounts&gt;</text:p>
      <text:h text:style-name="P20" text:outline-level="1">Image Listing</text:h>
      <text:p text:style-name="P3">For checking Images in your system: <text:span text:style-name="T1">Docker image ls</text:span></text:p>
      <text:p text:style-name="P7">REPOSITORY <text:s text:c="2"/>TAG <text:s text:c="6"/>IMAGE ID <text:s text:c="6"/>CREATED <text:s text:c="6"/>SIZE</text:p>
      <text:p text:style-name="P7">alpine <text:s text:c="6"/><text:tab/> <text:s text:c="2"/>latest <text:s text:c="6"/>d7d3d98c851f <text:s text:c="2"/>2 weeks ago <text:s text:c="3"/>5.53MB</text:p>
      <text:p text:style-name="P4">For checking Images in your system: <text:span text:style-name="T1">Docker images</text:span></text:p>
      <text:p text:style-name="P7">REPOSITORY <text:s text:c="2"/>TAG <text:s text:c="6"/>IMAGE ID <text:s text:c="6"/>CREATED <text:s text:c="6"/>SIZE</text:p>
      <text:p text:style-name="P7">alpine <text:s text:c="6"/><text:tab/> <text:s text:c="3"/>latest <text:s text:c="3"/>d7d3d98c851f <text:s text:c="2"/>2 weeks ago <text:s text:c="2"/>5.53MB</text:p>
      <text:h text:style-name="P21" text:outline-level="1">Removing Image</text:h>
      <text:p text:style-name="P5">For deleting image: <text:span text:style-name="T1">Docker image rm alpine:la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arial" svg:font-family="arial, sans-serif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0:42:28.178677100</meta:creation-date>
    <dc:date>2022-08-11T23:16:36.618432735</dc:date>
    <meta:editing-duration>PT1H1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362" meta:character-count="2403" meta:non-whitespace-character-count="2017"/>
  </office:meta>
</office:document-meta>
</file>